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body>
    <office:text>
      <text:p text:style-name="Standard">
     This is a sample test message for paragraph content test case
   </text:p>
      <text:p><text:line-break/> </text:p>
      <text:p>All white            space        should   
         be collapsed.</text:p>
      <text:p><text:line-break/> </text:p>
      <text:p>
        One space before this paragraph.
   </text:p>
      <text:p>Ten <text:s text:c="9"/> spaces with &lt;text:s text:c="9" /&gt;; with one default space.
   </text:p>
      <text:p>Ten<text:s text:c="10"/>spaces with &lt;text:s text:c="10" /&gt;.
   </text:p>
      <text:p>Three <text:s/><text:s/> spaces with &lt;text:s /&gt;.
   </text:p>
      <text:p> <text:line-break/> </text:p>
      <text:p>Three<text:tab text:tab-ref="3"/>tabs with &lt;text:tab text:tab-ref="3" /&gt;.
   </text:p>
      <text:p>Three<text:tab/><text:tab/><text:tab/>tabs with &lt;text:tab/&gt;.
   </text:p>
      <text:p> <text:line-break/> </text:p>
      <text:p>Three line breaks<text:line-break/><text:line-break/><text:line-break/> with &lt;text:line-break/&gt; end here.
   </text:p>
      <text:p> <text:line-break/> </text:p>
      <text:p>Soft Hyphen ­
   </text:p>
      <text:p>Non-breaking hyphen ‑
   </text:p>
      <text:p>No break space   
  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office:version="1.0">
  <office:automatic-styles>
    <style:page-layout style:name="PageLayout-1">
      <style:page-layout-properties fo:page-width="8.26in" fo:page-height="11.69in" fo:margin-top="1.0in" fo:margin-bottom="1.0in" fo:margin-left="1.0in" fo:margin-right="1.0in" style:print-orientation="portrait"/>
    </style:page-layout>
  </office:automatic-styles>
  <office:master-styles>
    <style:master-page style:name="Standard" style:page-layout-name="PageLayout-1"> 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
    OpenDocument Test case
  </meta:generator>
    <meta:initial-creator>
    Majid Ali Khan
  </meta:initial-creator>
    <meta:creation-date>
    2005-12-13T11:59:58
  </meta:creation-date>
    <dc:creator>Majid Ali Khan</dc:creator>
    <dc:date>2005-12-13T11:59:58</dc:date>
    <dc:language>en-US</dc:language>
    <meta:editing-cycles>1</meta:editing-cycles>
    <meta:editing-duration>PT19S</meta:editing-duration>
    <meta:document-statistic meta:table-count="0" meta:image-count="0" meta:object-count="0" meta:page-count="1" meta:paragraph-count="1" meta:word-count="12" meta:character-count="69"/>
  </office:meta>
</office:document-meta>
</file>